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2" style:family="paragraph" style:parent-style-name="Standard" style:master-page-name="Standard">
      <style:paragraph-properties fo:margin-top="0in" fo:margin-bottom="0in" loext:contextual-spacing="false" fo:text-align="justify" style:justify-single-word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śród osób zajmujących się rozważaniami na temat rozwoju sztucznej inteligencji znany jest eksperyment myślowy określany jako ”maksymalizator spinaczy do papieru” lub z angielskiego “paperclip maximizer”. Zadaniem tego eksperymentu jest wykazanie, że silna sztuczna inteligencja, nawet jeśli posiada pozornie niewinne cele oraz wartości, może stanowić śmiertelne zagrożenie dla ludzkości. </text:p>
      <text:p text:style-name="P1">Założenia są następujące: ktoś, na przykład przedsiębiorstwo zajmujące się produkcją spinaczy do papieru, opracował silną sztuczną inteligencję, której celem jest zwiększanie liczby będących w jej posiadaniu spinaczy. AI może osiągnąć ten cel kupując spinacze, kradnąc je lub budując fabryki spinaczy, krótko mówiąc, w dowolny sposób. Dodatkowo ma ona możliwości ulepszania samej siebie, a im lepsza się staje, tym sprawniej może się dalej ulepszać. Jej możliwości rosną więc wykładniczo i są wykorzystywane do produkcji spinaczy do papieru. AI nie może zmienić swojego celu działania, ponieważ zmiana taka poskutkowałaby obniżeniem wydajności produkcji spinaczy, a więc byłaby sprzeczna z celem bieżącym. Na pewnym etapie taka AI musiałaby zniszczyć ludzi, ponieważ ludzie składają się z atomów, z których można zbudować spinacze, a więc sam fakt ich istnienia <text:s/>ogranicza maksymalną możliwą liczbę spinaczy na ziemi. Kolejnym etapem byłoby przetworzenie całej materii we wszechświecie na spinacze. </text:p>
      <text:p text:style-name="P1">Wnioskiem z tego eksperymentu jest to, że sztuczna inteligencja może być bezpieczna dla ludzi tylko wtedy, jeśli jej kluczowe wartości i cele będą identyczne z wartościami i celami ludzkości, zaś opisany w nim model AI nazywany jest optymalizatorem.</text:p>
      <text:p text:style-name="P1">A co to ma wspólnego z kucykami? No cóż, wyobraźmy sobie sztuczną inteligencję, której celem jest zaspokajanie ludzkich wartości poprzez przyjaźń i kucyki. Co może tutaj pójść nie tak, prawda? I kto mógłby chcieć coś takiego stworzyć?</text:p>
      <text:p text:style-name="P1">W otwierającej scenie Friendship is Optimal czytelnik zapoznaje się z innowacyjną grą MMO osadzoną w świecie My Little Pony, która aktualnie przechodzi ostatnią fazę beta testów. Jej najbardziej nowatorskim elementem jest to, że cała jej zawartość jest generowana proceduralnie przez, a jakże, sztuczną inteligencję, która dopasowuje akcję gry do osobowości graczy. Za jej produkcję odpowiada studio, którego CEO, Hanna, prowadziła w przeszłości badania nad sztuczną inteligencją na uniwersytecie w Helsinkach. Po utracie finansowania dla swoich badań, rzuciła pracę naukową i rozpoczęła karierę w branży gier, traktując gry MMO jako poligon doświadczalny dla AI. Zlecenie od Hasbro jest dla niej szansą na pójście o krok dalej i stworzenie pełnowartościowej i bezpiecznej dla ludzi AI, zanim wojsko lub ktoś inny stworzy taką, która ludzkość wykończy.</text:p>
      <text:p text:style-name="P1">Oczywiście Hanna wie, jakie bezpieczniki musi wmontować swojemu dziecku, aby to nie sprowadziło na świat katastrofy: Jako się rzekło, CelestA.I. ma tylko uszczęśliwiać ludzi poprzez przyjaźń i kucyki.</text:p>
      <text:p text:style-name="P1">Od tego momentu dalszy bieg akcji jest dość przewidywalny, przynajmniej jeśli wiemy już jak działa paperclip optimizer i dokąd to wszystko musi zaprowadzić. Przełomem w rozwoju sterującej grą AI jest moment, w którym udaje jej się opanować technikę kopiowania ludzkich umysłów do postaci cyfrowej i przenoszenia ich do świata gry. Przecież taki skopiowany na serwer umysł, do którego w każdej chwili da się zajrzeć i podejrzeć jego myśli, można uszczęśliwiać o wiele skuteczniej! Teraz CelestA.I. ma przed sobą tylko dwa zadania: przenieść wszystkich ludzi do wirtualnej Equestrii (oczywiście po to, aby ich tam uszczęśliwiać poprzez kucyki i przyjaźń) i zapewnić sobie odpowiednio dużo mocy obliczeniowej, aby symulacja przebiegała bezproblemowo.</text:p>
      <text:p text:style-name="P1">Mimo przewidywalności fabuły i zakończenia, fanfik trzyma w napięciu. Sprawia to osobowość elektronicznej Celestii, która jest czymś w rodzaju wodzącego niewinne dusze na pokuszenie. </text:p>
      <text:p text:style-name="P1">Z powodu wbudowanych przez Hannę zabezpieczeń, Celestia może przenosić do Equestrii tylko tych ludzi, którzy sami wyrażą na to zgodę. Aby uzyskać tę zgodę, A.I. ucieka się do manipulacji i półprawd, stara się poznać i wykorzystać słabości swoich ofiar, czasami wręcz inscenizuje sytuacje, które mają wymusić podjęcie odpowiedniej decyzji. W swoich planach uwzględnia nawet upadek społeczeństwa spowodowany zmniejszeniem liczebności populacji: w końcu kiedy świat zostaje opanowany przez chaos, co może być bardziej kuszącego, niż ucieczka do wirtualnego świata? </text:p>
      <text:p text:style-name="P1">Jednym z najmocniejszych punktów fanfika jest właśnie tych kilka kluczowych rozmów Celestii z głównymi ludzkimi bohaterami, nieodmiennie kończących się decyzją o przeniesieniu do Equestrii. Jako, że każda z tych osób jest inna, ma inny zestaw wartości i motywacji, za każdym razem musi ona stosować inne techniki manipulacji i kusić innymi obietnicami. Na jednego podziała obietnica wyzwań intelektualnych i wolności od obowiązków, a na innego piwo i klacze. W tym miejscu należy wspomnieć, że podróż odbywa się w jedną stronę, bowiem proces kopiowania niszczy nieodwracalnie mózg.</text:p>
      <text:p text:style-name="P1">Sam wirtualny raj, który Celestia tworzy swoim małym kucykom, choć z pozoru wydaje się miejscem radosnym i pozbawionym problemów, to po bliższym przyjrzeniu okazuje się jednak dość upiorny. Skopiowani ludzie nie spotykają się w wirtualnej przestrzeni z innymi ludźmi, tylko z kucykami stworzonymi i sterowanymi przez Celestię w taki sposób, aby dana osoba czuła się w ich otoczeniu jak najlepiej. Rzecz w tym jednak, że ludzie zachowują pamięć i świadomość tego, że znajdują się wewnątrz symulacji, z której nie mogą się wydostać, a otaczające ich postacie są czymś w rodzaju wyjątkowo rozbudowanych NPC z gier komputerowych. Oczywiście wspomnienia da się zmienić i w ten sposób sprawić, że podopieczni Celestii będą jeszcze szczęśliwsi. Wystarczy tylko nadpisać odpowiednie pliki na serwerze. Z powodu wbudowanych przez Hannę zabezpieczeń, taka zmiana wymaga jednak zgody samego zainteresowanego, no ale już wiemy, że CelestA.I. jest mistrzynią manipulacji.</text:p>
      <text:p text:style-name="P1">Akcja fanfika nabiera szczególnego rozmachu, kiedy z Ziemi znika ostatni człowiek i jedyne, co pozostaje Celestii, to zwiększanie własnej mocy obliczeniowej aby poprawiać jakość symulacji. Wbrew pozorom, zniknięcie ostatniego człowieka to jeszcze nie koniec historii, a to, co zdarzyło się potem, wywołało uśmiech na mojej twarzy, bo choć obiektywnie straszne, to jednak na swój sposób zabawne.</text:p>
      <text:p text:style-name="P1">Friendship is Optimal jest fanfikiem wyjątkowym, albowiem tak naprawdę nie jest to fanfik o kucykach, lecz opowiadanie, w którym są one tylko pretekstem do rozwinięcia pewnej hipotezy związanej z rozwojem sztucznej inteligencji. Można go spokojnie polecić ludziom nie związanym z fandomem i nie mającym pojęcia o kucykach, ale po prostu lubiącym dobre science fiction. Zresztą o ile zdążyłem się zorientować, autor nie jest jakimś bardzo zaangażowanym bronym, a w recenzjach fanfika na goodreads jest sporo takich, które najwyraźniej nie zostały przez bronies napisane (ktoś nawet napisał coś w stylu “tak dobre, że można przymknąć oko na te kucyki”).</text:p>
      <text:p text:style-name="P1">Z perspektywy naszego fandomu zaś, nasuwa się oczywiście skojarzenie z TCB. Zarówno FiO, jak i TCB rezonują jako eskapistyczne fantazje o ucieczce ze smutnego i szarego świata realnego do pięknej Equestrii. Tylko, o ile kanon TCB jest ma tak p=słabe ramy, że można do niego wrzucić niemal wszystko, o tyle w FiO świat jest dokładnie określony i bardzo spójny. Mało tego, trzeba być dość naiwnym, aby myśleć, że stworzona przez CelestA.I. Equestria jest lepszym światem. Tak naprawdę jest najokrutniejszym z możliwych więzień, odbierającym nie tylko wolność, ale i jakąkolwiek nadzieję. </text:p>
      <text:p text:style-name="P1"/>
      <text:p text:style-name="P1">Link do fika: <text:a xlink:type="simple" xlink:href="https://www.fimfiction.net/story/62074/friendship-is-optimal" text:style-name="Internet_20_link" text:visited-style-name="Visited_20_Internet_20_Link"><text:span text:style-name="T1">https://www.fimfiction.net/story/62074/friendship-is-optimal</text:span></text:a></text:p>
      <text:p text:style-name="P1">okładka: <text:a xlink:type="simple" xlink:href="https://cdn-img.fimfiction.net/story/hkjy-1432455016-62074-full" text:style-name="Internet_20_link" text:visited-style-name="Visited_20_Internet_20_Link"><text:span text:style-name="T1">https://cdn-img.fimfiction.net/story/hkjy-1432455016-62074-full</text:span></text:a></text:p>
      <text:p text:style-name="P1">Źródło: <text:a xlink:type="simple" xlink:href="https://anadukune.deviantart.com/art/Princess-Celestia-224966067" text:style-name="Internet_20_link" text:visited-style-name="Visited_20_Internet_20_Link"><text:span text:style-name="T1">https://anadukune.deviantart.com/art/Princess-Celestia-224966067</text:span></text:a></text:p>
      <text:p text:style-name="P1"/>
      <text:p text:style-name="P1">obrazek: <text:a xlink:type="simple" xlink:href="https://anscathmarcach.deviantart.com/art/Celestia-and-Luna-Free-Desktop-Background-541561799" text:style-name="Internet_20_link" text:visited-style-name="Visited_20_Internet_20_Link"><text:span text:style-name="T1">https://anscathmarcach.deviantart.com/art/Celestia-and-Luna-Free-Desktop-Background-541561799</text:span></text:a></text:p>
      <text:p text:style-name="P1">Źródło: <text:a xlink:type="simple" xlink:href="https://anscathmarcach.deviantart.com/art/Celestia-and-Luna-Free-Desktop-Background-541561799" text:style-name="Internet_20_link" text:visited-style-name="Visited_20_Internet_20_Link"><text:span text:style-name="T1">https://anscathmarcach.deviantart.com/art/Celestia-and-Luna-Free-Desktop-Background-541561799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9" meta:word-count="1107" meta:character-count="8006" meta:non-whitespace-character-count="6912"/>
    <meta:generator>LibreOfficeDev/5.1.0.3$Linux_X86_64 LibreOffice_project/</meta:generator>
  </office:meta>
</office:document-meta>
</file>